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1" table:default-cell-style-name="ce70"/>
        <table:table-column table:style-name="co4" table:number-columns-repeated="5" table:default-cell-style-name="ce70"/>
        <table:table-column table:style-name="co4" table:number-columns-repeated="995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1"/>
          <table:table-cell table:style-name="ce76" table:number-columns-repeated="40"/>
          <table:table-cell table:style-name="ce79" table:number-columns-repeated="955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table:number-columns-repeated="11"/>
          <table:table-cell table:style-name="ce77" table:number-columns-repeated="40"/>
          <table:table-cell table:number-columns-repeated="955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5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5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5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9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5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1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1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1001"/>
        </table:table-row>
        <table:table-row table:style-name="ro5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9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1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1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1"/>
          <table:table-cell table:number-columns-repeated="1001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1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1"/>
          <table:table-cell table:number-columns-repeated="1001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1"/>
          <table:table-cell table:number-columns-repeated="1001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1"/>
          <table:table-cell table:number-columns-repeated="1001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8" table:default-cell-style-name="ce70"/>
        <table:table-column table:style-name="co4" table:number-columns-repeated="5" table:default-cell-style-name="ce70"/>
        <table:table-column table:style-name="co4" table:number-columns-repeated="968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5"/>
          <table:table-cell table:style-name="ce76" table:number-columns-repeated="40"/>
          <table:table-cell table:style-name="ce79" table:number-columns-repeated="928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</text:p>
          </table:table-cell>
          <table:table-cell table:style-name="ce75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8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8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8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7"/>
          <table:table-cell table:number-columns-repeated="974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7"/>
          <table:table-cell table:number-columns-repeated="974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4"/>
        </table:table-row>
        <table:table-row table:style-name="ro5">
          <table:table-cell table:number-columns-repeated="2"/>
          <table:table-cell table:style-name="ce67" table:number-columns-repeated="48"/>
          <table:table-cell table:number-columns-repeated="974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8"/>
          <table:table-cell table:number-columns-repeated="974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8"/>
          <table:table-cell table:number-columns-repeated="974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4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4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4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4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4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8"/>
          <table:table-cell table:number-columns-repeated="974"/>
        </table:table-row>
        <table:table-row table:style-name="ro5">
          <table:table-cell table:number-columns-repeated="2"/>
          <table:table-cell table:style-name="ce67" table:number-columns-repeated="48"/>
          <table:table-cell table:number-columns-repeated="974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7"/>
          <table:table-cell table:number-columns-repeated="974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8"/>
          <table:table-cell table:number-columns-repeated="974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4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1"/>
          <table:table-cell table:number-columns-repeated="974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4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4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8"/>
          <table:table-cell table:number-columns-repeated="974"/>
        </table:table-row>
        <table:table-row table:style-name="ro9">
          <table:table-cell table:number-columns-repeated="2"/>
          <table:table-cell table:style-name="ce67" table:number-columns-repeated="48"/>
          <table:table-cell table:number-columns-repeated="974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8"/>
          <table:table-cell table:number-columns-repeated="974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7"/>
          <table:table-cell table:number-columns-repeated="974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8"/>
          <table:table-cell table:number-columns-repeated="974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8"/>
          <table:table-cell table:number-columns-repeated="974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8"/>
          <table:table-cell table:number-columns-repeated="974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8"/>
          <table:table-cell table:number-columns-repeated="974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4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4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4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8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8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8"/>
          <table:table-cell table:number-columns-repeated="974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1"/>
          <table:table-cell table:number-columns-repeated="974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1"/>
          <table:table-cell table:number-columns-repeated="974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8"/>
          <table:table-cell table:number-columns-repeated="974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7"/>
          <table:table-cell table:number-columns-repeated="974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4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6"/>
          <table:table-cell table:number-columns-repeated="974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8"/>
          <table:table-cell table:number-columns-repeated="974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4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8"/>
          <table:table-cell table:number-columns-repeated="974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8"/>
          <table:table-cell table:number-columns-repeated="974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8"/>
          <table:table-cell table:number-columns-repeated="974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8"/>
          <table:table-cell table:number-columns-repeated="974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8"/>
          <table:table-cell table:number-columns-repeated="974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8"/>
          <table:table-cell table:number-columns-repeated="974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7"/>
          <table:table-cell table:number-columns-repeated="974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4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2"/>
          <table:table-cell table:number-columns-repeated="974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8"/>
          <table:table-cell table:number-columns-repeated="974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4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8"/>
          <table:table-cell table:number-columns-repeated="974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7"/>
          <table:table-cell table:number-columns-repeated="974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8"/>
          <table:table-cell table:number-columns-repeated="974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8"/>
          <table:table-cell table:number-columns-repeated="974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8"/>
          <table:table-cell table:number-columns-repeated="974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8"/>
          <table:table-cell table:number-columns-repeated="974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8"/>
          <table:table-cell table:number-columns-repeated="974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8"/>
          <table:table-cell table:number-columns-repeated="974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8"/>
          <table:table-cell table:number-columns-repeated="97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1" table:default-cell-style-name="ce70"/>
        <table:table-column table:style-name="co4" table:number-columns-repeated="5" table:default-cell-style-name="ce70"/>
        <table:table-column table:style-name="co4" table:number-columns-repeated="973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3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5" office:value-type="string" calcext:value-type="string">
            <text:p>Exercices requêtes avancées</text:p>
          </table:table-cell>
          <table:table-cell table:style-name="ce75" office:value-type="string" calcext:value-type="string">
            <text:p>ACID ?</text:p>
          </table:table-cell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style-name="ce31" table:number-columns-repeated="7"/>
          <table:table-cell table:style-name="ce31" office:value-type="string" calcext:value-type="string">
            <text:p>s</text:p>
          </table:table-cell>
          <table:table-cell table:style-name="ce31" table:number-columns-repeated="9"/>
          <table:table-cell table:style-name="ce32" table:number-columns-repeated="40"/>
          <table:table-cell table:style-name="ce33" table:number-columns-repeated="933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style-name="ce76" table:number-columns-repeated="40"/>
          <table:table-cell table:style-name="ce79" table:number-columns-repeated="933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9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9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3"/>
          <table:table-cell table:number-columns-repeated="97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8"/>
          <table:table-cell table:number-columns-repeated="97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3"/>
          <table:table-cell table:number-columns-repeated="97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3:25:04.80401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04T09:50:54.558490281</dc:date>
    <meta:editing-duration>P118DT5H2M35S</meta:editing-duration>
    <meta:editing-cycles>717</meta:editing-cycles>
    <meta:generator>LibreOffice/6.1.5.2$Linux_X86_64 LibreOffice_project/10$Build-2</meta:generator>
    <meta:document-statistic meta:table-count="3" meta:cell-count="767" meta:object-count="0"/>
  </office:meta>
</office:document-meta>
</file>